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71ec" officeooo:paragraph-rsid="000b71e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d45df" officeooo:paragraph-rsid="000d45d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d45df" officeooo:paragraph-rsid="0011cbc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71ec" officeooo:paragraph-rsid="000b71ec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45df" officeooo:paragraph-rsid="000d45d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94b" officeooo:paragraph-rsid="000e794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fe21" officeooo:paragraph-rsid="000ffe2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93a1" officeooo:paragraph-rsid="001293a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4136" officeooo:paragraph-rsid="0014413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cf69" officeooo:paragraph-rsid="0014cf6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651f" officeooo:paragraph-rsid="0018651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baf1" officeooo:paragraph-rsid="0018baf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ffe21" officeooo:paragraph-rsid="000ffe21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fe6b8"/>
    </style:style>
    <style:style style:name="T3" style:family="text">
      <style:text-properties officeooo:rsid="0011cbc1"/>
    </style:style>
    <style:style style:name="T4" style:family="text">
      <style:text-properties officeooo:rsid="0016cbde"/>
    </style:style>
    <style:style style:name="T5" style:family="text">
      <style:text-properties officeooo:rsid="001984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 à coktails : Badreau Marie et Belnou Alexandre</text:p>
      <text:p text:style-name="P4"/>
      <text:p text:style-name="P2">Partie 1 :</text:p>
      <text:p text:style-name="P5"/>
      <text:p text:style-name="P6">Les accessoires sont représentés par des listes vides. L’aspect LIFO des accessoires est géré par les fonctions <text:span text:style-name="T1">append</text:span> (ajouter à la fin de la liste), et <text:span text:style-name="T1">pop</text:span> (supprime et renvoie le dernier de la liste<text:span text:style-name="T2">).</text:span></text:p>
      <text:p text:style-name="P6"/>
      <text:p text:style-name="P7">La verbosité du programme est géré en ligne de commande : Appel de la fonction + Liste des commandes (liste de commandes entre guillemets) + Niveau de verbosité (v = 1,2 ou 3)</text:p>
      <text:p text:style-name="P13">Exemple : python BarCoktails_Partie1_Badreau-Belnou.py « bière » « vin » « jus d’orange » v=3</text:p>
      <text:p text:style-name="P7"/>
      <text:p text:style-name="P7">- Si aucune commande, et aucun niveau de verbosité entrés en ligne de commande : le programme demande de passez commande jusqu’à recevoir une entrée vide, le niveau de verbosité est réglé au niveau minimum (v = 1)</text:p>
      <text:p text:style-name="P7">- Si aucune commande n’est rentrée mais qu’un niveau de verbosité est indiqué : le programme demande de passez commande, le niveau de verbosité correspondra à celui indiqué</text:p>
      <text:p text:style-name="P7">- Si le niveau de verbosité indiqué n’est pas égal à 1, 2 ou 3, le programme demande un niveau correct</text:p>
      <text:p text:style-name="P7"/>
      <text:p text:style-name="P12">Le programme principal <text:span text:style-name="T5">récupère la liste des commandes données en ligne de commande (ou par interaction avec l’utilisateur) puis lance la fonction Serveur.prendre_commande(). Lorsque toutes les commandes sont passées, les fonctions suivantes sont lancées l’une après l’autre : Barman.preparer() puis Serveur.servir().</text:span></text:p>
      <text:p text:style-name="P7"/>
      <text:p text:style-name="P3">Partie <text:span text:style-name="T3">2</text:span> :</text:p>
      <text:p text:style-name="P3"/>
      <text:p text:style-name="P8">Le programme de base est identique à la partie 1 (niveau de verbosité, commandes, …).</text:p>
      <text:p text:style-name="P10">Les fonctions suivantes ont été transformées en co-routine : </text:p>
      <text:p text:style-name="P10">- Serveur.prendre_commande() :</text:p>
      <text:p text:style-name="P10">Entre chaque commande, <text:span text:style-name="T4">et tant qu’il y a des commandes à prendre,</text:span> la co-routine redonne la main au programme principal</text:p>
      <text:p text:style-name="P10"/>
      <text:p text:style-name="P10">- Serveur.servir() :</text:p>
      <text:p text:style-name="P10">Entre chaque service, et tant que toutes les commandes ne sont pas servies, la co-routine redonne la main au programme principal</text:p>
      <text:p text:style-name="P10"/>
      <text:p text:style-name="P10">- Barman.preparer() :</text:p>
      <text:p text:style-name="P11">Entre le début et la fin de la préparation d’une boisoon, la co-routine redonne la main au programme principal afin de simuler le temps de préparation. De même, tant que toutes les commandes ne sont pas préparées, la co-routine redonne la main au programme principal.</text:p>
      <text:p text:style-name="P8"/>
      <text:p text:style-name="P8">On introduit 2 variables globales :</text:p>
      <text:p text:style-name="P8">- fin_commande : booléen passé à True lorsque toutes les commandes ont été passées par le serveur</text:p>
      <text:p text:style-name="P8">- fin_preparation : booléen passé à True lorsque toutes les commandes ont été préparées par le barman</text:p>
      <text:p text:style-name="P8"/>
      <text:p text:style-name="P9">Ces deux variables permettent d’éviter l’arrêt des co-routines « Barman.preparer() » et « Serveur.servir() » avant que toutes les commandes ne soient préparées/servies.</text:p>
      <text:p text:style-name="P9"/>
      <text:p text:style-name="P12">Le programme principal est lancé par un appel groupé aux 3 co-routines définies précédemm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7T11:40:29.362374154</meta:creation-date>
    <meta:generator>LibreOffice/7.1.4.2$Linux_X86_64 LibreOffice_project/10$Build-2</meta:generator>
    <dc:date>2021-12-07T13:52:47.410302479</dc:date>
    <meta:editing-duration>PT36M18S</meta:editing-duration>
    <meta:editing-cycles>16</meta:editing-cycles>
    <meta:document-statistic meta:table-count="0" meta:image-count="0" meta:object-count="0" meta:page-count="1" meta:paragraph-count="23" meta:word-count="422" meta:character-count="2569" meta:non-whitespace-character-count="2169"/>
  </office:meta>
</office:document-meta>
</file>